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e0c1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_33__20_Dashes_20_3_20_Dots_20__28_var_29_" svg:stroke-color="#6b0094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5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82cm"/>
    </style:style>
    <style:style style:name="gr9" style:family="graphic" style:parent-style-name="standard">
      <style:graphic-properties svg:stroke-color="#000000" draw:fill="solid" draw:fill-color="#ffe0c1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c3ffd7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0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002cm"/>
    </style:style>
    <style:style style:name="gr1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draw:stroke-dash="Fine_20_Dashed" draw:fill="none" draw:textarea-vertical-align="middle"/>
    </style:style>
    <style:style style:name="gr22" style:family="graphic" style:parent-style-name="standard">
      <style:graphic-properties draw:stroke="solid" draw:stroke-dash="Fine_20_Dashed" svg:stroke-color="#000000" draw:fill="solid" draw:fill-color="#ffe0c1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" svg:stroke-color="#000000" draw:fill="solid" draw:fill-color="#c3ffd7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Fine_20_Dashed" svg:stroke-color="#000000" draw:fill="solid" draw:fill-color="#cfe7f5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Fine_20_Dashed" svg:stroke-color="#000000" draw:fill="solid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8pt" style:font-size-asian="8pt" style:font-size-complex="8pt"/>
    </style:style>
    <style:style style:name="P3" style:family="paragraph">
      <style:text-properties fo:color="#000000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000000" fo:font-size="10pt" style:font-size-asian="10pt" style:font-size-complex="10pt"/>
    </style:style>
    <style:style style:name="P6" style:family="paragraph">
      <style:text-properties fo:color="#000000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6.675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6.738cm" svg:y="1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8.861cm" svg:y="15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8.86cm" svg:y="1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0.92cm" svg:y="15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6.62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73cm" svg:y1="17.202cm" svg:x2="8.747cm" svg:y2="17.129cm">
          <text:p/>
        </draw:line>
        <draw:line draw:style-name="gr5" draw:text-style-name="P1" draw:layer="layout" svg:x1="9.509cm" svg:y1="17.129cm" svg:x2="10.766cm" svg:y2="16.44cm">
          <text:p/>
        </draw:line>
        <draw:line draw:style-name="gr4" draw:text-style-name="P1" draw:layer="layout" svg:x1="11.655cm" svg:y1="16.186cm" svg:x2="12.811cm" svg:y2="16.398cm">
          <text:p/>
        </draw:line>
        <draw:line draw:style-name="gr4" draw:text-style-name="P1" draw:layer="layout" svg:x1="11.16cm" svg:y1="19.669cm" svg:x2="12.811cm" svg:y2="18.145cm">
          <text:p/>
        </draw:line>
        <draw:line draw:style-name="gr5" draw:text-style-name="P1" draw:layer="layout" svg:x1="9.128cm" svg:y1="19.796cm" svg:x2="10.398cm" svg:y2="19.796cm">
          <text:p/>
        </draw:line>
        <draw:line draw:style-name="gr4" draw:text-style-name="P1" draw:layer="layout" svg:x1="7.259cm" svg:y1="19.161cm" svg:x2="8.366cm" svg:y2="19.796cm">
          <text:p/>
        </draw:line>
        <draw:frame draw:style-name="gr6" draw:text-style-name="P2" draw:layer="layout" svg:width="1.035cm" svg:height="0.569cm" svg:x="6.457cm" svg:y="14.181cm">
          <draw:text-box>
            <text:p text:style-name="P2"><text:span text:style-name="T1">inp1</text:span></text:p>
          </draw:text-box>
        </draw:frame>
        <draw:frame draw:style-name="gr7" draw:text-style-name="P2" draw:layer="layout" svg:width="1.306cm" svg:height="0.569cm" svg:x="6.461cm" svg:y="16.621cm">
          <draw:text-box>
            <text:p text:style-name="P2"><text:span text:style-name="T1">inp2</text:span></text:p>
          </draw:text-box>
        </draw:frame>
        <draw:frame draw:style-name="gr6" draw:text-style-name="P2" draw:layer="layout" svg:width="0.976cm" svg:height="0.569cm" svg:x="6.414cm" svg:y="18.218cm">
          <draw:text-box>
            <text:p text:style-name="P2"><text:span text:style-name="T1">f1:q</text:span></text:p>
          </draw:text-box>
        </draw:frame>
        <draw:g>
          <draw:custom-shape draw:style-name="gr2" draw:text-style-name="P1" draw:layer="layout" svg:width="0.508cm" svg:height="0.508cm" svg:x="8.558cm" svg:y="19.5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" draw:text-style-name="P3" draw:layer="layout" svg:width="1.332cm" svg:height="0.725cm" svg:x="8.177cm" svg:y="18.907cm">
            <draw:text-box>
              <text:p text:style-name="P3"><text:span text:style-name="T2">u2:a</text:span></text:p>
            </draw:text-box>
          </draw:frame>
        </draw:g>
        <draw:g>
          <draw:custom-shape draw:style-name="gr9" draw:text-style-name="P1" draw:layer="layout" svg:width="0.508cm" svg:height="0.508cm" svg:x="10.562cm" svg:y="19.4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3" draw:layer="layout" svg:width="1.332cm" svg:height="0.725cm" svg:x="10.144cm" svg:y="18.78cm">
            <draw:text-box>
              <text:p text:style-name="P3"><text:span text:style-name="T2">u2:o</text:span></text:p>
            </draw:text-box>
          </draw:frame>
        </draw:g>
        <draw:frame draw:style-name="gr6" draw:text-style-name="P3" draw:layer="layout" svg:width="1.332cm" svg:height="0.725cm" svg:x="8.473cm" svg:y="14.616cm">
          <draw:text-box>
            <text:p text:style-name="P3"><text:span text:style-name="T2">u1:a</text:span></text:p>
          </draw:text-box>
        </draw:frame>
        <draw:frame draw:style-name="gr6" draw:text-style-name="P3" draw:layer="layout" svg:width="1.332cm" svg:height="0.725cm" svg:x="8.516cm" svg:y="16.305cm">
          <draw:text-box>
            <text:p text:style-name="P3"><text:span text:style-name="T2">u1:b</text:span></text:p>
          </draw:text-box>
        </draw:frame>
        <draw:frame draw:style-name="gr6" draw:text-style-name="P3" draw:layer="layout" svg:width="1.332cm" svg:height="0.725cm" svg:x="10.632cm" svg:y="15.224cm">
          <draw:text-box>
            <text:p text:style-name="P3"><text:span text:style-name="T2">u1:o</text:span></text:p>
          </draw:text-box>
        </draw:frame>
        <draw:g>
          <draw:custom-shape draw:style-name="gr3" draw:text-style-name="P1" draw:layer="layout" svg:width="0.508cm" svg:height="0.508cm" svg:x="12.903cm" svg:y="16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976cm" svg:height="0.569cm" svg:x="12.673cm" svg:y="15.697cm">
            <draw:text-box>
              <text:p text:style-name="P2"><text:span text:style-name="T1">f1:d</text:span></text:p>
            </draw:text-box>
          </draw:frame>
        </draw:g>
        <draw:g>
          <draw:custom-shape draw:style-name="gr10" draw:text-style-name="P1" draw:layer="layout" svg:width="0.508cm" svg:height="0.508cm" svg:x="12.841cm" svg:y="17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0.896cm" svg:height="0.569cm" svg:x="12.652cm" svg:y="17.229cm">
            <draw:text-box>
              <text:p text:style-name="P2"><text:span text:style-name="T1">out</text:span></text:p>
            </draw:text-box>
          </draw:frame>
        </draw:g>
        <draw:line draw:style-name="gr11" draw:text-style-name="P1" draw:layer="layout" svg:x1="4.471cm" svg:y1="16.748cm" svg:x2="6.484cm" svg:y2="15.17cm">
          <text:p/>
        </draw:line>
        <draw:line draw:style-name="gr12" draw:text-style-name="P1" draw:layer="layout" svg:x1="4.598cm" svg:y1="17.002cm" svg:x2="6.484cm" svg:y2="17.329cm">
          <text:p/>
        </draw:line>
        <draw:line draw:style-name="gr12" draw:text-style-name="P1" draw:layer="layout" svg:x1="4.471cm" svg:y1="17.256cm" svg:x2="6.484cm" svg:y2="18.98cm">
          <text:p/>
        </draw:line>
        <draw:line draw:style-name="gr12" draw:text-style-name="P1" draw:layer="layout" svg:x1="13.532cm" svg:y1="16.482cm" svg:x2="15.882cm" svg:y2="16.948cm">
          <text:p/>
        </draw:line>
        <draw:line draw:style-name="gr12" draw:text-style-name="P1" draw:layer="layout" svg:x1="13.465cm" svg:y1="17.898cm" svg:x2="15.875cm" svg:y2="17.223cm">
          <text:p/>
        </draw:line>
        <draw:g>
          <draw:custom-shape draw:style-name="gr13" draw:text-style-name="P1" draw:layer="layout" svg:width="0.508cm" svg:height="0.508cm" svg:x="3.963cm" svg:y="16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2" draw:layer="layout" svg:width="1.133cm" svg:height="0.569cm" svg:x="3.032cm" svg:y="16.687cm">
            <draw:text-box>
              <text:p text:style-name="P2"><text:span text:style-name="T1">fonte</text:span></text:p>
            </draw:text-box>
          </draw:frame>
        </draw:g>
        <draw:g>
          <draw:custom-shape draw:style-name="gr13" draw:text-style-name="P1" draw:layer="layout" svg:width="0.508cm" svg:height="0.508cm" svg:x="16.009cm" svg:y="16.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2" draw:layer="layout" svg:width="1.51cm" svg:height="0.569cm" svg:x="16.367cm" svg:y="16.814cm">
            <draw:text-box>
              <text:p text:style-name="P2"><text:span text:style-name="T1">terminal</text:span></text:p>
            </draw:text-box>
          </draw:frame>
        </draw:g>
        <draw:line draw:style-name="gr4" draw:text-style-name="P1" draw:layer="layout" svg:x1="7.392cm" svg:y1="14.97cm" svg:x2="8.789cm" svg:y2="15.351cm">
          <text:p/>
        </draw:line>
        <draw:line draw:style-name="gr5" draw:text-style-name="P1" draw:layer="layout" svg:x1="9.551cm" svg:y1="15.605cm" svg:x2="10.821cm" svg:y2="15.986cm">
          <text:p/>
        </draw:line>
        <draw:g>
          <draw:custom-shape draw:style-name="gr1" draw:text-style-name="P1" draw:layer="layout" svg:width="0.508cm" svg:height="0.508cm" svg:x="4.302cm" svg:y="8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508cm" svg:height="0.508cm" svg:x="4.302cm" svg:y="9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08cm" svg:height="0.508cm" svg:x="6.96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svg:x="10.29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08cm" svg:height="0.508cm" svg:x="16.796cm" svg:y="8.7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508cm" svg:height="0.508cm" svg:x="14.029cm" svg:y="8.7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1" draw:layer="layout" svg:x1="5.064cm" svg:y1="8.493cm" svg:x2="6.842cm" svg:y2="9.001cm">
            <text:p/>
          </draw:line>
          <draw:line draw:style-name="gr4" draw:text-style-name="P1" draw:layer="layout" svg:x1="4.937cm" svg:y1="9.89cm" svg:x2="6.842cm" svg:y2="9.255cm">
            <text:p/>
          </draw:line>
          <draw:line draw:style-name="gr4" draw:text-style-name="P1" draw:layer="layout" svg:x1="7.604cm" svg:y1="9.128cm" svg:x2="10.017cm" svg:y2="9.128cm">
            <text:p/>
          </draw:line>
          <draw:line draw:style-name="gr4" draw:text-style-name="P1" draw:layer="layout" svg:x1="14.843cm" svg:y1="9.001cm" svg:x2="16.621cm" svg:y2="9.001cm">
            <text:p/>
          </draw:line>
          <draw:line draw:style-name="gr4" draw:text-style-name="P1" draw:layer="layout" svg:x1="11.033cm" svg:y1="9.128cm" svg:x2="13.827cm" svg:y2="9.001cm">
            <text:p/>
          </draw:line>
          <draw:frame draw:style-name="gr6" draw:text-style-name="P2" draw:layer="layout" svg:width="1.035cm" svg:height="0.569cm" svg:x="4.062cm" svg:y="7.754cm">
            <draw:text-box>
              <text:p text:style-name="P2"><text:span text:style-name="T1">inp1</text:span></text:p>
            </draw:text-box>
          </draw:frame>
          <draw:frame draw:style-name="gr15" draw:text-style-name="P2" draw:layer="layout" svg:width="1.306cm" svg:height="0.87cm" svg:x="4.059cm" svg:y="9.139cm">
            <draw:text-box>
              <text:p text:style-name="P2"><text:span text:style-name="T1">inp2</text:span></text:p>
            </draw:text-box>
          </draw:frame>
          <draw:frame draw:style-name="gr6" draw:text-style-name="P3" draw:layer="layout" svg:width="0.976cm" svg:height="0.725cm" svg:x="13.798cm" svg:y="8.181cm">
            <draw:text-box>
              <text:p text:style-name="P3"><text:span text:style-name="T2">u2</text:span></text:p>
            </draw:text-box>
          </draw:frame>
          <draw:frame draw:style-name="gr6" draw:text-style-name="P3" draw:layer="layout" svg:width="0.976cm" svg:height="0.725cm" svg:x="6.765cm" svg:y="8.308cm">
            <draw:text-box>
              <text:p text:style-name="P3"><text:span text:style-name="T2">u1</text:span></text:p>
            </draw:text-box>
          </draw:frame>
          <draw:frame draw:style-name="gr6" draw:text-style-name="P3" draw:layer="layout" svg:width="0.858cm" svg:height="0.725cm" svg:x="10.175cm" svg:y="8.239cm">
            <draw:text-box>
              <text:p text:style-name="P3"><text:span text:style-name="T2">f1</text:span></text:p>
            </draw:text-box>
          </draw:frame>
          <draw:frame draw:style-name="gr16" draw:text-style-name="P2" draw:layer="layout" svg:width="0.896cm" svg:height="3.538cm" svg:x="16.598cm" svg:y="8.284cm">
            <draw:text-box>
              <text:p text:style-name="P2"><text:span text:style-name="T1">out</text:span></text:p>
            </draw:text-box>
          </draw:frame>
          <draw:custom-shape draw:style-name="gr13" draw:text-style-name="P1" draw:layer="layout" svg:width="0.508cm" svg:height="0.508cm" svg:x="1.633cm" svg:y="9.1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1" draw:text-style-name="P1" draw:layer="layout" svg:x1="2.27cm" svg:y1="9.255cm" svg:x2="4.175cm" svg:y2="8.62cm">
            <text:p/>
          </draw:line>
          <draw:line draw:style-name="gr12" draw:text-style-name="P1" draw:layer="layout" svg:x1="2.27cm" svg:y1="9.509cm" svg:x2="4.175cm" svg:y2="10.017cm">
            <text:p/>
          </draw:line>
          <draw:custom-shape draw:style-name="gr13" draw:text-style-name="P1" draw:layer="layout" svg:width="0.508cm" svg:height="0.508cm" svg:x="18.711cm" svg:y="8.7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2" draw:text-style-name="P1" draw:layer="layout" svg:x1="17.51cm" svg:y1="9.028cm" svg:x2="18.653cm" svg:y2="9.028cm">
            <text:p/>
          </draw:line>
          <draw:frame draw:style-name="gr6" draw:text-style-name="P2" draw:layer="layout" svg:width="1.133cm" svg:height="0.569cm" svg:x="1.322cm" svg:y="8.641cm">
            <draw:text-box>
              <text:p text:style-name="P2"><text:span text:style-name="T1">fonte</text:span></text:p>
            </draw:text-box>
          </draw:frame>
          <draw:frame draw:style-name="gr17" draw:text-style-name="P2" draw:layer="layout" svg:width="2.009cm" svg:height="0.569cm" svg:x="18.248cm" svg:y="8.333cm">
            <draw:text-box>
              <text:p text:style-name="P2"><text:span text:style-name="T1">terminal</text:span></text:p>
            </draw:text-box>
          </draw:frame>
          <draw:custom-shape draw:style-name="gr18" draw:text-style-name="P1" draw:layer="layout" svg:width="7.747cm" svg:height="4.317cm" svg:x="2.778cm" svg:y="6.71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7.239cm" svg:height="4.317cm" svg:x="10.525cm" svg:y="6.715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3" draw:layer="layout" svg:width="2.957cm" svg:height="0.725cm" svg:x="7.35cm" svg:y="6.842cm">
            <draw:text-box>
              <text:p text:style-name="P3"><text:span text:style-name="T3">Subcircuito 1</text:span></text:p>
            </draw:text-box>
          </draw:frame>
          <draw:frame draw:style-name="gr19" draw:text-style-name="P3" draw:layer="layout" svg:width="2.957cm" svg:height="0.725cm" svg:x="14.807cm" svg:y="6.752cm">
            <draw:text-box>
              <text:p text:style-name="P3"><text:span text:style-name="T3">Subcircuito 2</text:span></text:p>
            </draw:text-box>
          </draw:frame>
        </draw:g>
        <draw:g>
          <draw:custom-shape draw:style-name="gr20" draw:text-style-name="P1" draw:layer="layout" svg:width="0.508cm" svg:height="0.508cm" svg:x="8.211cm" svg:y="2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8.274cm" svg:y="24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10.397cm" svg:y="22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10.396cm" svg:y="23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12.456cm" svg:y="2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14.524cm" svg:y="2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14.469cm" svg:y="25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8.257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10.397cm" svg:y="25.7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" draw:layer="layout" svg:width="0.508cm" svg:height="0.508cm" svg:x="12.81cm" svg:y="25.7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1" draw:layer="layout" svg:x1="8.909cm" svg:y1="24.314cm" svg:x2="10.27cm" svg:y2="23.933cm">
            <text:p/>
          </draw:line>
          <draw:line draw:style-name="gr5" draw:text-style-name="P1" draw:layer="layout" svg:x1="11.159cm" svg:y1="23.806cm" svg:x2="12.302cm" svg:y2="23.552cm">
            <text:p/>
          </draw:line>
          <draw:line draw:style-name="gr4" draw:text-style-name="P1" draw:layer="layout" svg:x1="13.191cm" svg:y1="23.298cm" svg:x2="14.37cm" svg:y2="23.298cm">
            <text:p/>
          </draw:line>
          <draw:line draw:style-name="gr4" draw:text-style-name="P1" draw:layer="layout" svg:x1="13.472cm" svg:y1="25.965cm" svg:x2="14.388cm" svg:y2="26.019cm">
            <text:p/>
          </draw:line>
          <draw:line draw:style-name="gr5" draw:text-style-name="P1" draw:layer="layout" svg:x1="11.159cm" svg:y1="25.965cm" svg:x2="12.683cm" svg:y2="25.965cm">
            <text:p/>
          </draw:line>
          <draw:line draw:style-name="gr4" draw:text-style-name="P1" draw:layer="layout" svg:x1="8.909cm" svg:y1="26.219cm" svg:x2="10.27cm" svg:y2="25.965cm">
            <text:p/>
          </draw:line>
          <draw:frame draw:style-name="gr6" draw:text-style-name="P4" draw:layer="layout" svg:width="1.306cm" svg:height="0.725cm" svg:x="7.866cm" svg:y="21.066cm">
            <draw:text-box>
              <text:p text:style-name="P4"><text:span text:style-name="T4">inp1</text:span></text:p>
            </draw:text-box>
          </draw:frame>
          <draw:frame draw:style-name="gr7" draw:text-style-name="P4" draw:layer="layout" svg:width="1.306cm" svg:height="0.725cm" svg:x="7.83cm" svg:y="23.625cm">
            <draw:text-box>
              <text:p text:style-name="P4"><text:span text:style-name="T4">inp2</text:span></text:p>
            </draw:text-box>
          </draw:frame>
          <draw:frame draw:style-name="gr6" draw:text-style-name="P4" draw:layer="layout" svg:width="1.213cm" svg:height="0.725cm" svg:x="7.95cm" svg:y="25.33cm">
            <draw:text-box>
              <text:p text:style-name="P4"><text:span text:style-name="T4">f1:q</text:span></text:p>
            </draw:text-box>
          </draw:frame>
          <draw:frame draw:style-name="gr6" draw:text-style-name="P4" draw:layer="layout" svg:width="1.332cm" svg:height="0.725cm" svg:x="9.952cm" svg:y="24.922cm">
            <draw:text-box>
              <text:p text:style-name="P4"><text:span text:style-name="T4">u2:a</text:span></text:p>
            </draw:text-box>
          </draw:frame>
          <draw:frame draw:style-name="gr6" draw:text-style-name="P4" draw:layer="layout" svg:width="1.332cm" svg:height="0.725cm" svg:x="12.392cm" svg:y="25.049cm">
            <draw:text-box>
              <text:p text:style-name="P4"><text:span text:style-name="T4">u2:o</text:span></text:p>
            </draw:text-box>
          </draw:frame>
          <draw:frame draw:style-name="gr6" draw:text-style-name="P4" draw:layer="layout" svg:width="1.332cm" svg:height="0.725cm" svg:x="10.009cm" svg:y="21.828cm">
            <draw:text-box>
              <text:p text:style-name="P4"><text:span text:style-name="T4">u1:a</text:span></text:p>
            </draw:text-box>
          </draw:frame>
          <draw:frame draw:style-name="gr6" draw:text-style-name="P4" draw:layer="layout" svg:width="1.332cm" svg:height="0.725cm" svg:x="9.952cm" svg:y="22.917cm">
            <draw:text-box>
              <text:p text:style-name="P4"><text:span text:style-name="T4">u1:b</text:span></text:p>
            </draw:text-box>
          </draw:frame>
          <draw:frame draw:style-name="gr6" draw:text-style-name="P4" draw:layer="layout" svg:width="1.332cm" svg:height="0.725cm" svg:x="12.168cm" svg:y="22.336cm">
            <draw:text-box>
              <text:p text:style-name="P4"><text:span text:style-name="T4">u1:o</text:span></text:p>
            </draw:text-box>
          </draw:frame>
          <draw:frame draw:style-name="gr6" draw:text-style-name="P4" draw:layer="layout" svg:width="1.213cm" svg:height="0.725cm" svg:x="14.116cm" svg:y="22.282cm">
            <draw:text-box>
              <text:p text:style-name="P4"><text:span text:style-name="T4">f1:d</text:span></text:p>
            </draw:text-box>
          </draw:frame>
          <draw:frame draw:style-name="gr6" draw:text-style-name="P4" draw:layer="layout" svg:width="1.095cm" svg:height="0.725cm" svg:x="14.078cm" svg:y="25.022cm">
            <draw:text-box>
              <text:p text:style-name="P4"><text:span text:style-name="T4">out</text:span></text:p>
            </draw:text-box>
          </draw:frame>
          <draw:custom-shape draw:style-name="gr13" draw:text-style-name="P1" draw:layer="layout" svg:width="0.508cm" svg:height="0.508cm" svg:x="3.286cm" svg:y="24.1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1" draw:text-style-name="P1" draw:layer="layout" svg:x1="3.847cm" svg:y1="23.987cm" svg:x2="5.572cm" svg:y2="22.844cm">
            <text:p/>
          </draw:line>
          <draw:line draw:style-name="gr12" draw:text-style-name="P1" draw:layer="layout" svg:x1="3.993cm" svg:y1="24.368cm" svg:x2="5.699cm" svg:y2="24.495cm">
            <text:p/>
          </draw:line>
          <draw:line draw:style-name="gr12" draw:text-style-name="P1" draw:layer="layout" svg:x1="3.866cm" svg:y1="24.676cm" svg:x2="5.699cm" svg:y2="25.765cm">
            <text:p/>
          </draw:line>
          <draw:custom-shape draw:style-name="gr13" draw:text-style-name="P1" draw:layer="layout" svg:width="0.508cm" svg:height="0.508cm" svg:x="17.545cm" svg:y="23.9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2" draw:text-style-name="P1" draw:layer="layout" svg:x1="15.259cm" svg:y1="23.298cm" svg:x2="17.418cm" svg:y2="24.06cm">
            <text:p/>
          </draw:line>
          <draw:line draw:style-name="gr12" draw:text-style-name="P1" draw:layer="layout" svg:x1="15.15cm" svg:y1="25.892cm" svg:x2="17.418cm" svg:y2="24.568cm">
            <text:p/>
          </draw:line>
          <draw:frame draw:style-name="gr6" draw:text-style-name="P4" draw:layer="layout" svg:width="1.45cm" svg:height="0.725cm" svg:x="2.524cm" svg:y="23.479cm">
            <draw:text-box>
              <text:p><text:span text:style-name="T4">fonte</text:span></text:p>
            </draw:text-box>
          </draw:frame>
          <draw:frame draw:style-name="gr6" draw:text-style-name="P4" draw:layer="layout" svg:width="2.009cm" svg:height="0.725cm" svg:x="17.291cm" svg:y="23.208cm">
            <draw:text-box>
              <text:p><text:span text:style-name="T4">terminal</text:span></text:p>
            </draw:text-box>
          </draw:frame>
          <draw:line draw:style-name="gr4" draw:text-style-name="P1" draw:layer="layout" svg:x1="8.928cm" svg:y1="22.082cm" svg:x2="10.325cm" svg:y2="22.463cm">
            <text:p/>
          </draw:line>
          <draw:line draw:style-name="gr5" draw:text-style-name="P1" draw:layer="layout" svg:x1="11.087cm" svg:y1="22.717cm" svg:x2="12.357cm" svg:y2="23.098cm">
            <text:p/>
          </draw:line>
          <draw:custom-shape draw:style-name="gr20" draw:text-style-name="P1" draw:layer="layout" svg:width="0.508cm" svg:height="0.508cm" svg:x="5.826cm" svg:y="22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5.826cm" svg:y="25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508cm" svg:height="0.508cm" svg:x="5.826cm" svg:y="24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1.662cm" svg:height="0.725cm" svg:x="5.191cm" svg:y="21.484cm">
            <draw:text-box>
              <text:p text:style-name="P4"><text:span text:style-name="T4">inp1:a</text:span></text:p>
            </draw:text-box>
          </draw:frame>
          <draw:frame draw:style-name="gr6" draw:text-style-name="P4" draw:layer="layout" svg:width="1.662cm" svg:height="0.725cm" svg:x="5.18cm" svg:y="23.516cm">
            <draw:text-box>
              <text:p text:style-name="P4"><text:span text:style-name="T4">inp2:a</text:span></text:p>
            </draw:text-box>
          </draw:frame>
          <draw:frame draw:style-name="gr6" draw:text-style-name="P4" draw:layer="layout" svg:width="1.399cm" svg:height="0.725cm" svg:x="5.502cm" svg:y="25.13cm">
            <draw:text-box>
              <text:p text:style-name="P4"><text:span text:style-name="T4">f1:ck</text:span></text:p>
            </draw:text-box>
          </draw:frame>
          <draw:line draw:style-name="gr5" draw:text-style-name="P1" draw:layer="layout" svg:x1="6.461cm" svg:y1="22.463cm" svg:x2="8.038cm" svg:y2="22.082cm">
            <text:p/>
          </draw:line>
          <draw:line draw:style-name="gr5" draw:text-style-name="P1" draw:layer="layout" svg:x1="6.461cm" svg:y1="24.495cm" svg:x2="8.037cm" svg:y2="24.495cm">
            <text:p/>
          </draw:line>
          <draw:line draw:style-name="gr5" draw:text-style-name="P1" draw:layer="layout" svg:x1="6.461cm" svg:y1="26.146cm" svg:x2="8.036cm" svg:y2="26.273cm">
            <text:p/>
          </draw:line>
        </draw:g>
        <draw:g>
          <draw:line draw:style-name="gr21" draw:text-style-name="P1" draw:layer="layout" svg:x1="15.314cm" svg:y1="3.794cm" svg:x2="16.711cm" svg:y2="3.794cm">
            <text:p/>
          </draw:line>
          <draw:custom-shape draw:style-name="gr22" draw:text-style-name="P1" draw:layer="layout" svg:width="1.778cm" svg:height="1.778cm" svg:x="6.424cm" svg:y="2.905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2" draw:text-style-name="P1" draw:layer="layout" svg:width="0.381cm" svg:height="0.381cm" svg:x="8.208cm" svg:y="3.6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9" draw:text-style-name="P5" draw:layer="layout" svg:width="0.697cm" svg:height="0.645cm" svg:x="7.632cm" svg:y="3.43cm">
            <draw:text-box>
              <text:p text:style-name="P5"><text:span text:style-name="T3">o</text:span></text:p>
            </draw:text-box>
          </draw:frame>
          <draw:frame draw:style-name="gr19" draw:text-style-name="P5" draw:layer="layout" svg:width="0.697cm" svg:height="0.645cm" svg:x="6.362cm" svg:y="2.905cm">
            <draw:text-box>
              <text:p text:style-name="P5"><text:span text:style-name="T3">a</text:span></text:p>
            </draw:text-box>
          </draw:frame>
          <draw:frame draw:style-name="gr19" draw:text-style-name="P5" draw:layer="layout" svg:width="0.697cm" svg:height="0.645cm" svg:x="6.297cm" svg:y="4.038cm">
            <draw:text-box>
              <text:p text:style-name="P5"><text:span text:style-name="T3">b</text:span></text:p>
            </draw:text-box>
          </draw:frame>
          <draw:line draw:style-name="gr21" draw:text-style-name="P1" draw:layer="layout" svg:x1="8.583cm" svg:y1="3.794cm" svg:x2="9.853cm" svg:y2="3.794cm">
            <text:p/>
          </draw:line>
          <draw:line draw:style-name="gr21" draw:text-style-name="P1" draw:layer="layout" svg:x1="11.758cm" svg:y1="3.793cm" svg:x2="13.536cm" svg:y2="3.793cm">
            <text:p/>
          </draw:line>
          <draw:custom-shape draw:style-name="gr23" draw:text-style-name="P1" draw:layer="layout" svg:width="0.381cm" svg:height="1.016cm" draw:transform="rotate (1.5707963267949) translate (16.584cm 3.987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line draw:style-name="gr21" draw:text-style-name="P1" draw:layer="layout" svg:x1="5.027cm" svg:y1="3.286cm" svg:x2="6.424cm" svg:y2="3.286cm">
            <text:p/>
          </draw:line>
          <draw:custom-shape draw:style-name="gr24" draw:text-style-name="P1" draw:layer="layout" svg:width="0.381cm" svg:height="1.016cm" draw:transform="rotate (1.5707963267949) translate (4.131cm 3.483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9" draw:text-style-name="P2" draw:layer="layout" svg:width="1.035cm" svg:height="0.569cm" svg:x="4.048cm" svg:y="3.008cm">
            <draw:text-box>
              <text:p text:style-name="P2"><text:span text:style-name="T1">inp1</text:span></text:p>
            </draw:text-box>
          </draw:frame>
          <draw:line draw:style-name="gr21" draw:text-style-name="P1" draw:layer="layout" svg:x1="5.027cm" svg:y1="4.387cm" svg:x2="6.424cm" svg:y2="4.387cm">
            <text:p/>
          </draw:line>
          <draw:custom-shape draw:style-name="gr24" draw:text-style-name="P1" draw:layer="layout" svg:width="0.381cm" svg:height="1.016cm" draw:transform="rotate (1.5707963267949) translate (4.131cm 4.58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9" draw:text-style-name="P2" draw:layer="layout" svg:width="1.035cm" svg:height="0.569cm" svg:x="4.048cm" svg:y="4.109cm">
            <draw:text-box>
              <text:p text:style-name="P2"><text:span text:style-name="T1">inp2</text:span></text:p>
            </draw:text-box>
          </draw:frame>
          <draw:frame draw:style-name="gr19" draw:text-style-name="P6" draw:layer="layout" svg:width="1.205cm" svg:height="0.962cm" svg:x="6.616cm" svg:y="2.016cm">
            <draw:text-box>
              <text:p text:style-name="P6"><text:span text:style-name="T3">u1</text:span></text:p>
            </draw:text-box>
          </draw:frame>
          <draw:custom-shape draw:style-name="gr25" draw:text-style-name="P1" draw:layer="layout" svg:width="2.286cm" svg:height="1.524cm" svg:x="9.635cm" svg:y="3.4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5" draw:layer="layout" svg:width="0.697cm" svg:height="0.645cm" svg:x="9.527cm" svg:y="3.44cm">
            <draw:text-box>
              <text:p text:style-name="P5"><text:span text:style-name="T3">d</text:span></text:p>
            </draw:text-box>
          </draw:frame>
          <draw:frame draw:style-name="gr19" draw:text-style-name="P5" draw:layer="layout" svg:width="0.697cm" svg:height="0.645cm" svg:x="11.355cm" svg:y="3.43cm">
            <draw:text-box>
              <text:p text:style-name="P5"><text:span text:style-name="T3">q</text:span></text:p>
            </draw:text-box>
          </draw:frame>
          <draw:frame draw:style-name="gr19" draw:text-style-name="P5" draw:layer="layout" svg:width="0.858cm" svg:height="0.645cm" svg:x="10.328cm" svg:y="4.147cm">
            <draw:text-box>
              <text:p text:style-name="P5"><text:span text:style-name="T3">ck</text:span></text:p>
            </draw:text-box>
          </draw:frame>
          <draw:custom-shape draw:style-name="gr26" draw:text-style-name="P1" draw:layer="layout" svg:width="0.254cm" svg:height="0.254cm" svg:x="10.618cm" svg:y="4.682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frame draw:style-name="gr19" draw:text-style-name="P6" draw:layer="layout" svg:width="1.031cm" svg:height="0.962cm" svg:x="10.346cm" svg:y="2.578cm">
            <draw:text-box>
              <text:p text:style-name="P6"><text:span text:style-name="T3">f1</text:span></text:p>
            </draw:text-box>
          </draw:frame>
          <draw:custom-shape draw:style-name="gr22" draw:text-style-name="P1" draw:layer="layout" svg:width="1.778cm" svg:height="1.778cm" draw:transform="rotate (-1.5707963267949) translate (15.041cm 2.904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2" draw:text-style-name="P1" draw:layer="layout" svg:width="0.381cm" svg:height="0.381cm" svg:x="15.031cm" svg:y="3.6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9" draw:text-style-name="P6" draw:layer="layout" svg:width="1.205cm" svg:height="0.962cm" svg:x="13.536cm" svg:y="2.397cm">
            <draw:text-box>
              <text:p text:style-name="P6"><text:span text:style-name="T3">u2</text:span></text:p>
            </draw:text-box>
          </draw:frame>
          <draw:frame draw:style-name="gr19" draw:text-style-name="P5" draw:layer="layout" svg:width="0.697cm" svg:height="0.645cm" svg:x="14.346cm" svg:y="3.462cm">
            <draw:text-box>
              <text:p text:style-name="P5"><text:span text:style-name="T3">o</text:span></text:p>
            </draw:text-box>
          </draw:frame>
          <draw:frame draw:style-name="gr19" draw:text-style-name="P5" draw:layer="layout" svg:width="0.697cm" svg:height="0.645cm" svg:x="13.093cm" svg:y="3.461cm">
            <draw:text-box>
              <text:p text:style-name="P5"><text:span text:style-name="T3">a</text:span></text:p>
            </draw:text-box>
          </draw:frame>
          <draw:line draw:style-name="gr27" draw:text-style-name="P1" draw:layer="layout" svg:x1="6.932cm" svg:y1="3.286cm" svg:x2="7.821cm" svg:y2="3.667cm">
            <text:p/>
          </draw:line>
          <draw:line draw:style-name="gr27" draw:text-style-name="P1" draw:layer="layout" svg:x1="6.805cm" svg:y1="4.302cm" svg:x2="7.827cm" svg:y2="3.898cm">
            <text:p/>
          </draw:line>
          <draw:line draw:style-name="gr27" draw:text-style-name="P1" draw:layer="layout" svg:x1="10.996cm" svg:y1="4.302cm" svg:x2="11.504cm" svg:y2="3.921cm">
            <text:p/>
          </draw:line>
          <draw:line draw:style-name="gr27" draw:text-style-name="P1" draw:layer="layout" svg:x1="13.663cm" svg:y1="3.794cm" svg:x2="14.425cm" svg:y2="3.794cm">
            <text:p/>
          </draw:line>
          <draw:frame draw:style-name="gr19" draw:text-style-name="P2" draw:layer="layout" svg:width="0.896cm" svg:height="0.569cm" svg:x="16.577cm" svg:y="3.479cm">
            <draw:text-box>
              <text:p text:style-name="P6"><text:span text:style-name="T1">out</text:span></text:p>
            </draw:text-box>
          </draw:frame>
          <draw:line draw:style-name="gr21" draw:text-style-name="P1" draw:layer="layout" svg:x1="5.027cm" svg:y1="5.51cm" svg:x2="10.742cm" svg:y2="5.51cm">
            <text:p/>
          </draw:line>
          <draw:line draw:style-name="gr21" draw:text-style-name="P1" draw:layer="layout" svg:x1="10.742cm" svg:y1="5.51cm" svg:x2="10.742cm" svg:y2="4.936cm">
            <text:p/>
          </draw:line>
          <draw:custom-shape draw:style-name="gr24" draw:text-style-name="P1" draw:layer="layout" svg:width="0.381cm" svg:height="1.016cm" draw:transform="rotate (1.5707963267949) translate (4.131cm 5.7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9" draw:text-style-name="P2" draw:layer="layout" svg:width="0.853cm" svg:height="0.569cm" svg:x="4.05cm" svg:y="5.192cm">
            <draw:text-box>
              <text:p text:style-name="P2"><text:span text:style-name="T1">cl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ystian Guth</meta:initial-creator>
    <meta:creation-date>2013-09-18T16:52:11</meta:creation-date>
    <dc:date>2013-09-18T17:51:44</dc:date>
    <dc:creator>Chrystian Guth</dc:creator>
    <meta:editing-duration>PT13M6S</meta:editing-duration>
    <meta:editing-cycles>1</meta:editing-cycles>
    <meta:document-statistic meta:object-count="156"/>
    <meta:generator>LibreOffice/3.5$Linux_X86_64 LibreOffice_project/350m1$Build-2</meta:generator>
  </office:meta>
</office:document-meta>
</file>